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Text_20_body">
      <style:paragraph-properties fo:margin-top="0in" fo:margin-bottom="0in" style:contextual-spacing="false"/>
    </style:style>
    <style:style style:name="P3" style:family="paragraph" style:parent-style-name="Text_20_body">
      <style:paragraph-properties fo:margin-left="0in" fo:margin-right="0in" fo:margin-top="0in" fo:margin-bottom="0in" style:contextual-spacing="false" fo:text-indent="0in" style:auto-text-indent="false"/>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ro :: Chat Response :: 01.docx</text:p>
      <text:p text:style-name="Standard">Document</text:p>
      <text:section text:style-name="Sect1" text:name="_r_cud_">
        <text:p text:style-name="P1">Create a clean docx of the response given by pro model. take your time but don't make any mistake</text:p>
      </text:section>
      <text:p text:style-name="Text_20_body">I’ll turn the uploaded Pro response into a polished Word document with clear headings, cleaner spacing, consistent tables, and a professional structure. I’ll use the uploaded <text:span text:style-name="Source_20_Text">.docx</text:span> as the source and provide the finished file here.</text:p>
      <text:p text:style-name="Text_20_body">I found the source document and confirmed it contains the full Pro response plus 16 existing tables. I’m rebuilding it rather than just “tidying” the original, because a clean version needs consistent heading levels, table formatting, code-style blocks, and spacing.</text:p>
      <text:p text:style-name="Text_20_body">Done — I cleaned and formatted the Pro model response into a polished DOCX using your uploaded file as the source. </text:p>
      <text:p text:style-name="P2">Pro :: Chat Response :: 02.docx</text:p>
      <text:p text:style-name="P2">Document</text:p>
      <text:section text:style-name="Sect1" text:name="_r_cuu_">
        <text:p text:style-name="P3">Create a clean docx of the response given by pro model. take your time but don't make any mistake</text:p>
      </text:section>
      <text:p text:style-name="Text_20_body">I’ll make a new clean Word version from the second Pro response, preserving the content while improving layout, headings, spacing, tables, code blocks, and readability. I’ll also verify the generated document before sharing it.</text:p>
      <text:p text:style-name="Text_20_body">I’m using the uploaded second response as the source and preserving its content, including the architecture tables. I’ve already detected that the source has many section breaks, so I’m rebuilding a cleaner structure instead of copying that layout problem forward.</text:p>
      <text:p text:style-name="Text_20_body">Done — I created a clean, rebuilt DOCX from the second Pro model response, preserving all content and tables while fixing the layout and formatting. Source used: </text:p>
      <text:section text:style-name="Sect1" text:name="_r_cve_">
        <text:p text:style-name="P3">Create me the pdf for it. I noticed some issues in mathematical notation, signs. In pdf these must be fixed. Take your time but dont make any mistake</text:p>
      </text:section>
      <text:p text:style-name="Text_20_body">I’ll create the PDF from the cleaned second document and specifically check the math/sign notation before exporting. I’ll verify the rendered PDF pages so notation problems are fixed rather than just converting blindly.</text:p>
      <text:p text:style-name="Text_20_body">Done — I created the corrected PDF version and fixed the mathematical notation/sign issues such as <text:span text:style-name="Source_20_Text">ℝ</text:span>, <text:span text:style-name="Source_20_Text">∑</text:span>, <text:span text:style-name="Source_20_Text">λ₁</text:span>, <text:span text:style-name="Source_20_Text">⊙</text:span>, <text:span text:style-name="Source_20_Text">‖ · ‖</text:span>, <text:span text:style-name="Source_20_Text">≈</text:span>, superscripts, and cross-domain arrows. I also regenerated and checked the 49-page PDF with embedded fonts. Source used: </text:p>
      <text:section text:style-name="Sect1" text:name="_r_cvu_">
        <text:p text:style-name="P3">Do the same for the 1st docx, make pdf for it. Take your time but dont make mistake</text:p>
      </text:section>
      <text:p text:style-name="Text_20_body">I’ll make the PDF from the first cleaned document and do the same kind of notation check/fix before exporting. I’ll verify rendered pages after conversion so the PDF is not just a raw DOCX-to-PDF conversion.</text:p>
      <text:p text:style-name="Text_20_body">I found that the first document has fewer mathematical symbols than the second one, but it still contains symbols that can render incorrectly in PDF: <text:span text:style-name="Source_20_Text">×</text:span>, <text:span text:style-name="Source_20_Text">→</text:span>, <text:span text:style-name="Source_20_Text">↔</text:span>, <text:span text:style-name="Source_20_Text">±</text:span>, and comparison notation such as <text:span text:style-name="Source_20_Text">&lt;=</text:span>. I’m normalizing those before export and using a font-safe PDF conversion path.</text:p>
      <text:p text:style-name="Text_20_body">Done — I created the PDF for the first document and fixed the math/sign notation before export, including <text:span text:style-name="Source_20_Text">×</text:span>, <text:span text:style-name="Source_20_Text">→</text:span>, <text:span text:style-name="Source_20_Text">⇄</text:span>, <text:span text:style-name="Source_20_Text">±</text:span>, and <text:span text:style-name="Source_20_Text">≤</text:span>. I also verified the PDF renders correctly with embedded fonts. Source used: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13T09:47:53.356992287</meta:creation-date>
    <dc:date>2026-05-13T09:48:06.209299077</dc:date>
    <meta:editing-duration>PT12S</meta:editing-duration>
    <meta:editing-cycles>1</meta:editing-cycles>
    <meta:generator>LibreOffice/24.2.7.2$Linux_X86_64 LibreOffice_project/420$Build-2</meta:generator>
    <meta:document-statistic meta:table-count="0" meta:image-count="0" meta:object-count="0" meta:page-count="1" meta:paragraph-count="19" meta:word-count="486" meta:character-count="2913" meta:non-whitespace-character-count="2440"/>
  </office:meta>
</office:document-meta>
</file>